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db6" officeooo:paragraph-rsid="000c9db6"/>
    </style:style>
    <style:style style:name="P2" style:family="paragraph" style:parent-style-name="Standard">
      <style:text-properties officeooo:rsid="000d58a1" officeooo:paragraph-rsid="000d58a1"/>
    </style:style>
    <style:style style:name="T1" style:family="text">
      <style:text-properties officeooo:rsid="000d58a1"/>
    </style:style>
    <style:style style:name="T2" style:family="text">
      <style:text-properties officeooo:rsid="000f1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.</text:p>
      <text:p text:style-name="P1"/>
      <text:p text:style-name="P1">1) la función del parámetro “constan” es escalar la señal que ingresa al multiplicador, ya que al poner un valor de “0” la salida se escala por ese factor y la señal resultante es “0”, de la misma forma si se pone un valor de “2” la señal se amplifica y aparece mucho ruido, al dejar este parámetro en “1” la salda es la misma señal de entrada del multiplicador.</text:p>
      <text:p text:style-name="P1"/>
      <text:p text:style-name="P1">2) la interpolación había definido anteriormente que <text:span text:style-name="T1">disminuía</text:span> la frecuencia de la señal y se pudo comprobar que el audio se oía en <text:span text:style-name="T1">baja</text:span> velocidad, <text:span text:style-name="T1">caso contrario al diezmar la señal se puede oír la canción mas rápido ya que se aumenta la frecuencia.</text:span></text:p>
      <text:p text:style-name="P1"/>
      <text:p text:style-name="P2">Estos resultados concuerdan con las conclusiones obtenidas en el punto 5</text:p>
      <text:p text:style-name="P1"/>
      <text:p text:style-name="P2">3) Al <text:span text:style-name="T2">reducir</text:span> la frecuencia de muestreo <text:span text:style-name="T2">sobre la frecuencia del audio se perciben perdidas de la señal original y esto se debe a que no se están tomando suficientes muestras por haber reducido la frecuencia, y esto hace que hayan momentos que no se tenga información de la señal, se están tomando menos de una muestra por cicl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0:52:13.571415460</meta:creation-date>
    <dc:date>2022-10-26T11:21:06.833214172</dc:date>
    <meta:editing-duration>PT7M23S</meta:editing-duration>
    <meta:editing-cycles>1</meta:editing-cycles>
    <meta:document-statistic meta:table-count="0" meta:image-count="0" meta:object-count="0" meta:page-count="1" meta:paragraph-count="5" meta:word-count="185" meta:character-count="1014" meta:non-whitespace-character-count="833"/>
    <meta:generator>LibreOffice/6.4.7.2$Linux_X86_64 LibreOffice_project/40$Build-2</meta:generator>
  </office:meta>
</office:document-meta>
</file>